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a xlink:type="simple" xlink:href="https://oys.izu.edu.tr/mod/assign/view.php?id=9833" text:style-name="Internet_20_link" text:visited-style-name="Visited_20_Internet_20_Link"><text:span text:style-name="Strong_20_Emphasis">Ülkemizin Gelecek Stratejisi ve Kendi Hedefimiz</text:span></text:a></text:p>
      <text:p text:style-name="Standard">Bir yazılım mühendisliği öğrencisi olduğumdan dolayı benim ve ülkemin gelecek stratejileri ve hedefleri çoğunlukla mühendislik ve yazılım alanında örtüştüğünü söyleyebiliriz. Özellikle benim hedeflerim olan yapay zekâ, araştırma-geliştirme ve oyun geliştirme arasında ülkemin araştırma-geliştirmeye daha çok önem verdiğini söyleyebiliriz. Bu yıllardan sonra da yapay zekaya önem vermemesi kaçınılmaz olur. Ben mezun olana kadar geçen süreçte yapay zekanın değerinin kat ve kat artacağı da kesindir. Öncelikli amaçlarım arasında üniversite sürecinde yapay zekaya önem vermem olacaktır. Ülkemin de bu konuya önem vermesi benim gibi bir yazılım mühendisi öğrencisi için büyük bir fırsat kaynağıdır, beni bu konuda geliştirebileceği için. Oyun geliştirme için ise diyebileceğim şudur ki ülkemin bu konu hakkında önemli bir stratejisi kısıtlıdır, bu alan sadece kendimi geliştirmek istediğim ve ileride o alanda çalışırken mutlu olacağıma inandığım için hedeflerim arasındadır. Yapay zekayı kullanma amacımız onu yaşantımızda bize yapacağımız şeylerde daha kesin daha ayrıntılı ve daha güvenilir bir yardım aracı yapabilmektir. Ülkemin bu konu hakkında yapacağı ve yaptığı mantıklı stratejiler bulunmaktadır ve bunları da zaten Cumhurbaşkanlığı Dijital Dönüşüm Ofisi sitesinde ayrıntılı bir şekilde açıklamışlardır. Bu hedeflere ulaşmak için yapmamız gereken şeyler bellidir aslında: okumak, çalışmak ve inanm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1:53:22.969444341</meta:creation-date>
    <meta:generator>LibreOffice/7.4.7.2$Linux_X86_64 LibreOffice_project/40$Build-2</meta:generator>
    <dc:date>2023-11-21T10:23:10.901303519</dc:date>
    <meta:editing-duration>PT1M29S</meta:editing-duration>
    <meta:editing-cycles>1</meta:editing-cycles>
    <meta:document-statistic meta:table-count="0" meta:image-count="0" meta:object-count="0" meta:page-count="1" meta:paragraph-count="2" meta:word-count="189" meta:character-count="1456" meta:non-whitespace-character-count="1267"/>
  </office:meta>
</office:document-meta>
</file>